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0ac0" officeooo:paragraph-rsid="000b0ac0"/>
    </style:style>
    <style:style style:name="P2" style:family="paragraph" style:parent-style-name="Standard">
      <style:text-properties officeooo:rsid="000dba07" officeooo:paragraph-rsid="000dba07"/>
    </style:style>
    <style:style style:name="P3" style:family="paragraph" style:parent-style-name="Standard">
      <style:text-properties officeooo:rsid="00112d36" officeooo:paragraph-rsid="00112d36"/>
    </style:style>
    <style:style style:name="P4" style:family="paragraph" style:parent-style-name="Standard">
      <style:text-properties officeooo:rsid="000b0ac0" officeooo:paragraph-rsid="000b0ac0"/>
    </style:style>
    <style:style style:name="P5" style:family="paragraph" style:parent-style-name="Standard">
      <style:text-properties officeooo:rsid="000b0ac0" officeooo:paragraph-rsid="0015bc7c"/>
    </style:style>
    <style:style style:name="P6" style:family="paragraph" style:parent-style-name="Standard">
      <style:text-properties officeooo:rsid="000b0ac0" officeooo:paragraph-rsid="0016641f"/>
    </style:style>
    <style:style style:name="P7" style:family="paragraph" style:parent-style-name="Standard">
      <style:text-properties officeooo:rsid="000b0ac0" officeooo:paragraph-rsid="0018c8ce"/>
    </style:style>
    <style:style style:name="P8" style:family="paragraph" style:parent-style-name="Standard">
      <style:text-properties officeooo:rsid="000b0ac0" officeooo:paragraph-rsid="00190187"/>
    </style:style>
    <style:style style:name="P9" style:family="paragraph" style:parent-style-name="Standard">
      <style:text-properties officeooo:rsid="000b0ac0" officeooo:paragraph-rsid="001c9312"/>
    </style:style>
    <style:style style:name="P10" style:family="paragraph" style:parent-style-name="Standard">
      <style:text-properties officeooo:rsid="00112d36" officeooo:paragraph-rsid="00112d36"/>
    </style:style>
    <style:style style:name="P11" style:family="paragraph" style:parent-style-name="Standard">
      <style:text-properties officeooo:rsid="00112d36" officeooo:paragraph-rsid="00190187"/>
    </style:style>
    <style:style style:name="P12" style:family="paragraph" style:parent-style-name="Standard">
      <style:text-properties officeooo:rsid="0015bc7c" officeooo:paragraph-rsid="00112d36"/>
    </style:style>
    <style:style style:name="P13" style:family="paragraph" style:parent-style-name="Standard">
      <style:text-properties officeooo:rsid="0015bc7c" officeooo:paragraph-rsid="0015bc7c"/>
    </style:style>
    <style:style style:name="P14" style:family="paragraph" style:parent-style-name="Standard">
      <style:text-properties officeooo:rsid="0015bc7c" officeooo:paragraph-rsid="00190187"/>
    </style:style>
    <style:style style:name="P15" style:family="paragraph" style:parent-style-name="Standard">
      <style:text-properties officeooo:rsid="000dba07" officeooo:paragraph-rsid="0016641f"/>
    </style:style>
    <style:style style:name="P16" style:family="paragraph" style:parent-style-name="Standard">
      <style:text-properties officeooo:rsid="001aaee4" officeooo:paragraph-rsid="001aaee4"/>
    </style:style>
    <style:style style:name="P17" style:family="paragraph" style:parent-style-name="Standard">
      <style:text-properties fo:color="#000000" officeooo:rsid="000dba07" officeooo:paragraph-rsid="0016641f"/>
    </style:style>
    <style:style style:name="T1" style:family="text">
      <style:text-properties officeooo:rsid="000dba07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0dba07" style:font-size-asian="10pt" style:font-size-complex="10pt"/>
    </style:style>
    <style:style style:name="T4" style:family="text">
      <style:text-properties fo:font-size="10pt" officeooo:rsid="001aaee4" style:font-size-asian="10pt" style:font-size-complex="10pt"/>
    </style:style>
    <style:style style:name="T5" style:family="text">
      <style:text-properties officeooo:rsid="00112d36"/>
    </style:style>
    <style:style style:name="T6" style:family="text">
      <style:text-properties fo:color="#c9211e" officeooo:rsid="000dba07"/>
    </style:style>
    <style:style style:name="T7" style:family="text">
      <style:text-properties fo:color="#c9211e" officeooo:rsid="00112d36"/>
    </style:style>
    <style:style style:name="T8" style:family="text">
      <style:text-properties fo:color="#c9211e" fo:font-size="10pt" style:font-size-asian="10pt" style:font-size-complex="10pt"/>
    </style:style>
    <style:style style:name="T9" style:family="text">
      <style:text-properties fo:color="#c9211e" fo:font-size="10pt" officeooo:rsid="000dba07" style:font-size-asian="10pt" style:font-size-complex="10pt"/>
    </style:style>
    <style:style style:name="T10" style:family="text">
      <style:text-properties fo:color="#c9211e" fo:font-size="10pt" officeooo:rsid="00112d36" style:font-size-asian="10pt" style:font-size-complex="10pt"/>
    </style:style>
    <style:style style:name="T11" style:family="text">
      <style:text-properties fo:color="#c9211e" officeooo:rsid="00121bdf"/>
    </style:style>
    <style:style style:name="T12" style:family="text">
      <style:text-properties fo:color="#c9211e" officeooo:rsid="00149393"/>
    </style:style>
    <style:style style:name="T13" style:family="text">
      <style:text-properties fo:color="#c9211e" officeooo:rsid="0016641f"/>
    </style:style>
    <style:style style:name="T14" style:family="text">
      <style:text-properties fo:color="#c9211e" officeooo:rsid="00190187"/>
    </style:style>
    <style:style style:name="T15" style:family="text">
      <style:text-properties fo:color="#c9211e" officeooo:rsid="001aaee4"/>
    </style:style>
    <style:style style:name="T16" style:family="text">
      <style:text-properties fo:color="#c9211e" officeooo:rsid="001c9312"/>
    </style:style>
    <style:style style:name="T17" style:family="text">
      <style:text-properties officeooo:rsid="0015bc7c"/>
    </style:style>
    <style:style style:name="T18" style:family="text">
      <style:text-properties officeooo:rsid="0016641f"/>
    </style:style>
    <style:style style:name="T19" style:family="text">
      <style:text-properties officeooo:rsid="00178d97"/>
    </style:style>
    <style:style style:name="T20" style:family="text">
      <style:text-properties officeooo:rsid="00190187"/>
    </style:style>
    <style:style style:name="T21" style:family="text">
      <style:text-properties fo:font-weight="bold" officeooo:rsid="00178d97" style:font-weight-asian="bold" style:font-weight-complex="bold"/>
    </style:style>
    <style:style style:name="T22" style:family="text">
      <style:text-properties officeooo:rsid="001aaee4"/>
    </style:style>
    <style:style style:name="T23" style:family="text">
      <style:text-properties officeooo:rsid="001c9312"/>
    </style:style>
    <style:style style:name="T24" style:family="text">
      <style:text-properties fo:color="#000000" officeooo:rsid="00112d36"/>
    </style:style>
    <style:style style:name="T25" style:family="text">
      <style:text-properties fo:color="#000000" officeooo:rsid="00149393"/>
    </style:style>
    <style:style style:name="T26" style:family="text">
      <style:text-properties officeooo:rsid="0014939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 </text:p>
      <text:p text:style-name="P1"/>
      <text:p text:style-name="P2">Intro (Similaire à l’intro du rapport 1 pour ne pas dire identique ;) )</text:p>
      <text:p text:style-name="P1"/>
      <text:p text:style-name="P1">1. Entreprise <text:span text:style-name="T3">(partie brève puisque déjà évoquée dans le rapport 1 et seulement ce qui a un rapport avec la mission)</text:span></text:p>
      <text:p text:style-name="P1"><text:tab/><text:span text:style-name="T1">a. Présentation</text:span></text:p>
      <text:p text:style-name="P1"><text:tab/><text:span text:style-name="T1">b. </text:span>Activité (Hub et stat) – <text:span text:style-name="T20">H</text:span><text:span text:style-name="T7">ub et l’accès aux stat</text:span><text:span text:style-name="T11">*</text:span></text:p>
      <text:p text:style-name="P1"><text:tab/><text:span text:style-name="T1">c. </text:span>Orga<text:span text:style-name="T5">nisation</text:span> ( <text:span text:style-name="T23">méthode a</text:span>gile) <text:span text:style-name="T7">organigramme </text:span><text:span text:style-name="T14">tous les services &amp;&amp; </text:span><text:span text:style-name="T16">s</text:span><text:span text:style-name="T7">ervice dev</text:span></text:p>
      <text:p text:style-name="P1"/>
      <text:p text:style-name="P1">2. Mission</text:p>
      <text:p text:style-name="P1"><text:tab/><text:span text:style-name="T1">(Petite introduction)</text:span></text:p>
      <text:p text:style-name="P1"><text:tab/><text:span text:style-name="T1">a. Architecture Lambda</text:span></text:p>
      <text:p text:style-name="P9"><text:tab/><text:span text:style-name="T1">b. Ses composants s</text:span><text:span text:style-name="T9">chéma avant / apr</text:span><text:span text:style-name="T10">è</text:span><text:span text:style-name="T9">s </text:span><text:span text:style-name="T10">+ Liste non exhaustive des events et queries possible</text:span></text:p>
      <text:p text:style-name="P1"><text:tab/><text:tab/>. <text:span text:style-name="T18">BachLayer</text:span></text:p>
      <text:p text:style-name="P1"><text:tab/><text:tab/>. <text:span text:style-name="T18">ViewLayer</text:span></text:p>
      <text:p text:style-name="P1"><text:tab/><text:tab/>. <text:span text:style-name="T18">ViewLayer</text:span></text:p>
      <text:p text:style-name="P1"><text:tab/><text:span text:style-name="T1">c. Le Speedlayer</text:span></text:p>
      <text:p text:style-name="P1"><text:tab/><text:tab/>. <text:span text:style-name="T1">Contexte</text:span></text:p>
      <text:p text:style-name="P8"><text:tab/><text:tab/><text:tab/><text:span text:style-name="T20">Dans quelle équipe</text:span></text:p>
      <text:p text:style-name="P8"><text:span text:style-name="T20"><text:tab/><text:tab/><text:tab/>répartition du travail</text:span></text:p>
      <text:p text:style-name="P1"><text:tab/><text:tab/>. <text:span text:style-name="T18">Cadre technique</text:span></text:p>
      <text:p text:style-name="P6"><text:tab/><text:tab/><text:tab/><text:span text:style-name="T1">. Outils et langages utilisés</text:span></text:p>
      <text:p text:style-name="P15"><text:span text:style-name="T7"><text:tab/><text:tab/><text:tab/></text:span><text:span text:style-name="T24">. </text:span><text:span text:style-name="T25">Test : </text:span></text:p>
      <text:p text:style-name="P17"><text:span text:style-name="T26"><text:tab/><text:tab/><text:tab/><text:tab/>TDD / test unitaire</text:span></text:p>
      <text:p text:style-name="P17"><text:span text:style-name="T26"><text:tab/><text:tab/><text:tab/><text:tab/> Test d’integration</text:span></text:p>
      <text:p text:style-name="P17"><text:span text:style-name="T26"><text:tab/><text:tab/><text:tab/><text:tab/>Test d’application</text:span></text:p>
      <text:p text:style-name="P17"><text:span text:style-name="T26"><text:tab/><text:tab/></text:span></text:p>
      <text:p text:style-name="P1"><text:tab/><text:tab/>. <text:span text:style-name="T18">Interfaces</text:span></text:p>
      <text:p text:style-name="P7"><text:tab/><text:tab/><text:tab/> <text:span text:style-name="T17">interface avec le BatchLayer</text:span></text:p>
      <text:p text:style-name="P7"><text:tab/><text:tab/><text:tab/> <text:span text:style-name="T17">interface avec le Querylayer</text:span></text:p>
      <text:p text:style-name="P7"><text:tab/><text:tab/><text:tab/> <text:span text:style-name="T17">interface avec d’Initialisation</text:span></text:p>
      <text:p text:style-name="P1"><text:tab/><text:tab/><text:tab/></text:p>
      <text:p text:style-name="P1"><text:tab/><text:tab/>. <text:span text:style-name="T1">Découpage </text:span><text:span text:style-name="T6">Gantt/ Tâches </text:span><text:span text:style-name="T15">prévisionnelles </text:span><text:span text:style-name="T16">&amp;&amp; paragraphe pour décrire chaque étapes</text:span></text:p>
      <text:p text:style-name="P1"><text:tab/><text:tab/><text:tab/>- <text:span text:style-name="T1">Bac à sables ( à préciser seulement dans le gantt?)</text:span></text:p>
      <text:p text:style-name="P2"><text:tab/><text:tab/><text:tab/>- <text:span text:style-name="T22">Implémentaion</text:span> SpeedLayer</text:p>
      <text:p text:style-name="P2"><text:tab/><text:tab/><text:tab/>- <text:span text:style-name="T22">Implémentation </text:span>Buffer<text:span text:style-name="T2"> / </text:span><text:span text:style-name="T4">double Buffer</text:span></text:p>
      <text:p text:style-name="P2"><text:tab/><text:tab/><text:tab/>- Intégration (à venir)</text:p>
      <text:p text:style-name="P2"><text:tab/><text:tab/>. Objectif non atteint ou plutôt changement en cours de mission (Redis)</text:p>
      <text:p text:style-name="P2"/>
      <text:p text:style-name="P2"/>
      <text:p text:style-name="P3">*Voir si on peut lors de la présentation interagir directement sur l’ordi et non via le projecteur.</text:p>
      <text:p text:style-name="P3">Cela me permettrai de me balader dans la lib et les stats pour une démo en direct.</text:p>
      <text:p text:style-name="P3"/>
      <text:p text:style-name="P12"/>
      <text:p text:style-name="P13"/>
      <text:p text:style-name="P5"/>
      <text:p text:style-name="P5"/>
      <text:p text:style-name="P5"/>
      <text:p text:style-name="P5"/>
      <text:p text:style-name="P5"><text:soft-page-break/></text:p>
      <text:p text:style-name="P7"/>
      <text:p text:style-name="P7"><text:span text:style-name="T21">repartition du travail :</text:span><text:span text:style-name="T19"> </text:span></text:p>
      <text:p text:style-name="P11"/>
      <text:p text:style-name="P14">Implémaentation seule</text:p>
      <text:p text:style-name="P14"><text:span text:style-name="T20">A</text:span>rchi il y a un existant donc Michel</text:p>
      <text:p text:style-name="P14"><text:span text:style-name="T20">I</text:span>intégration = travail d’équipe</text:p>
      <text:p text:style-name="P14"/>
      <text:p text:style-name="P14"/>
      <text:p text:style-name="P14"/>
      <text:p text:style-name="P16">Annexes</text:p>
      <text:p text:style-name="P16"/>
      <text:p text:style-name="P16">1. Capture hub et panneau de stat (pour bien comprendre où j’interviens)</text:p>
      <text:p text:style-name="P16">2. <text:span text:style-name="T9">doc excel </text:span><text:span text:style-name="T8">s</text:span><text:span text:style-name="T3">ur le cheminement d’un event et d’une querie</text:span></text:p>
      <text:p text:style-name="P16"><text:span text:style-name="T3">3. </text:span><text:span text:style-name="T2">code TDD</text:span></text:p>
      <text:p text:style-name="P16"><text:span text:style-name="T2">4. code implémentaiton Speedlayer et buff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1:14:36.928117876</meta:creation-date>
    <meta:editing-duration>PT1H10M2S</meta:editing-duration>
    <meta:editing-cycles>7</meta:editing-cycles>
    <meta:generator>LibreOffice/5.2.7.2$Linux_X86_64 LibreOffice_project/20m0$Build-2</meta:generator>
    <dc:date>2020-04-06T12:45:01.898376566</dc:date>
    <meta:document-statistic meta:table-count="0" meta:image-count="0" meta:object-count="0" meta:page-count="2" meta:paragraph-count="46" meta:word-count="264" meta:character-count="1646" meta:non-whitespace-character-count="1345"/>
  </office:meta>
</office:document-meta>
</file>